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2" office:value-type="string">
            <text:p>memo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017-01-08_11-15-44_000.jpg</text:p>
          </table:table-cell>
          <table:table-cell table:style-name="ce2" office:value-type="string">
            <text:p>:m dayplan / 2017_010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017-01-08_11-14-25_000.jpg</text:p>
          </table:table-cell>
          <table:table-cell table:style-name="ce2" office:value-type="string">
            <text:p>:m :th / 思うこと / Artの腕を磨く　⇒　使命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2017-01-08_11-14-21_000.jpg</text:p>
          </table:table-cell>
          <table:table-cell table:style-name="ce3" office:value-type="string">
            <text:p>:m other / やること　やらないこと リスト / Art, Science &amp; technology, money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2017-01-08_11-13-54_000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string">
            <text:p>2017-01-08_11-13-31_000.jpg</text:p>
          </table:table-cell>
          <table:table-cell table:style-name="ce2" office:value-type="string">
            <text:p>:m :PHOTO 起きた時刻 / 2017010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2017-01-08_11-07-30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2017-01-08_11-07-21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2017-01-08_11-07-13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2017-01-08_11-06-59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2017-01-08_11-06-55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2017-01-08_11-06-52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2017-01-08_11-06-41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2017-01-08_11-06-34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2017-01-08_11-06-26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2017-01-08_11-00-00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2017-01-08_10-59-56_000.jpg</text:p>
          </table:table-cell>
          <table:table-cell table:style-name="ce2" office:value-type="string">
            <text:p>:PHOTO 記録 / @自室　/ 安全靴　使っていたもの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2017-01-08_10-54-11_000.jpg</text:p>
          </table:table-cell>
          <table:table-cell table:style-name="ce2" office:value-type="string">
            <text:p>:PHOTO 記録 / @自室　/ 安全靴　購入　届いた　明細書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2017-01-08_10-54-04_000.jpg</text:p>
          </table:table-cell>
          <table:table-cell table:style-name="ce2" office:value-type="string">
            <text:p>:PHOTO 記録 / @自室　/ 安全靴　購入　届いた　「お読みください」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2017-01-08_10-54-00_000.jpg</text:p>
          </table:table-cell>
          <table:table-cell table:style-name="ce2" office:value-type="string">
            <text:p>:PHOTO 記録 / @自室　/ 安全靴　購入　届いた　箱のフタ　開けたところ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string">
            <text:p>2017-01-08_10-52-23_000.jpg</text:p>
          </table:table-cell>
          <table:table-cell table:style-name="ce2" office:value-type="string">
            <text:p>:PHOTO 記録 / @自室　/ 安全靴　購入　届いた　外袋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2017-01-08_10-52-21_000.jpg</text:p>
          </table:table-cell>
          <table:table-cell table:style-name="ce2" office:value-type="string">
            <text:p>:PHOTO 記録 / @自室　/ 安全靴　購入　届いた　伝票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2017-01-08_03-19-45_003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2017-01-08_03-19-45_002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2017-01-08_03-19-45_001.jpg</text:p>
          </table:table-cell>
          <table:table-cell table:style-name="ce2" office:value-type="string">
            <text:p>:PHOTO 記録 / @自室　/ お菓子　茶羊羹　緑風いぶき　外装の紙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2017-01-08_03-19-45_000.jpg</text:p>
          </table:table-cell>
          <table:table-cell table:style-name="ce2" office:value-type="string">
            <text:p>:m 食べた物</text:p>
          </table:table-cell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1" office:value-type="string">
            <text:p>2017-01-07_21-24-33_000.jpg</text:p>
          </table:table-cell>
          <table:table-cell table:style-name="ce2" office:value-type="string">
            <text:p>:m 1*1 RES / free# S87DP9 18#1 / 記事読み / 出撃　破壊　シリア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2017-01-07_20-58-5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2017-01-07_20-56-2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2017-01-07_20-54-0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2017-01-07_20-48-5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2017-01-07_20-47-4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2017-01-07_20-43-2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2017-01-07_20-00-37_000.jpg</text:p>
          </table:table-cell>
          <table:table-cell table:style-name="ce2" office:value-type="string">
            <text:p>:m 食べた物</text:p>
          </table:table-cell>
        </table:table-row>
        <table:table-row table:style-name="ro4">
          <table:table-cell table:style-name="ce1" office:value-type="float" office:value="34">
            <text:p>34</text:p>
          </table:table-cell>
          <table:table-cell table:style-name="ce1" office:value-type="string">
            <text:p>2017-01-07_19-33-40_000.jpg</text:p>
          </table:table-cell>
          <table:table-cell table:style-name="ce2" office:value-type="string">
            <text:p>:m :PHOTO 温度　室内　気温 / 20170107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2017-01-07_18-51-42_000.jpg</text:p>
          </table:table-cell>
          <table:table-cell table:style-name="ce2" office:value-type="string">
            <text:p><text:s/>:m :i 1-1*1 / music / sn=92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2017-01-07_17-20-5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2017-01-07_17-13-5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2017-01-07_17-07-5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2017-01-07_16-49-55_000.jpg</text:p>
          </table:table-cell>
          <table:table-cell table:style-name="ce2" office:value-type="string">
            <text:p>:PHOTO 記録 / @自室　/ お菓子　茶羊羹　緑風いぶき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2017-01-07_16-49-39_000.jpg</text:p>
          </table:table-cell>
          <table:table-cell table:style-name="ce2" office:value-type="string">
            <text:p>:PHOTO 記録 / @自室　/ お菓子　茶羊羹　緑風いぶき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2017-01-07_08-28-5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2017-01-07_08-20-55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2017-01-07_08-16-3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2017-01-07_06-44-43_000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2017-01-07_06-44-25_000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2017-01-07_06-43-36_000.jpg</text:p>
          </table:table-cell>
          <table:table-cell table:style-name="ce2" office:value-type="string">
            <text:p>:m :PHOTO 起きた時刻 / 20170107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2017-01-07_05-21-35_005.jpg</text:p>
          </table:table-cell>
          <table:table-cell table:style-name="ce2" office:value-type="string">
            <text:p>:tome <text:s/>/ 何があったら、楽しいだろう？</text:p>
          </table:table-cell>
        </table:table-row>
        <table:table-row table:style-name="ro5">
          <table:table-cell table:style-name="ce1" office:value-type="float" office:value="48">
            <text:p>48</text:p>
          </table:table-cell>
          <table:table-cell table:style-name="ce1" office:value-type="string">
            <text:p>2017-01-07_05-21-35_004.jpg</text:p>
          </table:table-cell>
          <table:table-cell table:style-name="ce2" office:value-type="string">
            <text:p>:m 1*1 RES / free# JVEMV6 12#2 / miscs / prog: Ruby + sqlite3 / steps やること　リスト、フロー</text:p>
          </table:table-cell>
        </table:table-row>
        <table:table-row table:style-name="ro6">
          <table:table-cell table:style-name="ce1" office:value-type="float" office:value="49">
            <text:p>49</text:p>
          </table:table-cell>
          <table:table-cell table:style-name="ce1" office:value-type="string">
            <text:p>2017-01-07_05-21-35_003.jpg</text:p>
          </table:table-cell>
          <table:table-cell table:style-name="ce2" office:value-type="string">
            <text:p>:m 1-2*2 RES / free# JVEMV6 12#2? / miscs / prog: Ruby + sqlite3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2017-01-07_05-21-35_002.jpg</text:p>
          </table:table-cell>
          <table:table-cell table:style-name="ce2" office:value-type="string">
            <text:p>:m dayplan / 2017_0107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2017-01-07_05-21-35_001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2017-01-07_05-21-35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2017-01-06_21-07-1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1" office:value-type="string">
            <text:p>2017-01-06_17-08-17_000.jpg</text:p>
          </table:table-cell>
          <table:table-cell table:style-name="ce2" office:value-type="string">
            <text:p>:m 1*1 RES / free# JVEMV6 9#2 / バーゼル銀行監督委員会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2017-01-06_16-47-57_000.jpg</text:p>
          </table:table-cell>
          <table:table-cell table:style-name="ce2" office:value-type="string">
            <text:p>:m 食べた物　間食 / 飲み物　コーヒー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2017-01-06_16-47-4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2017-01-06_16-44-0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2017-01-06_16-40-3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2017-01-06_16-36-52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2017-01-06_16-32-4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4">
          <table:table-cell table:style-name="ce1" office:value-type="float" office:value="61">
            <text:p>61</text:p>
          </table:table-cell>
          <table:table-cell table:style-name="ce1" office:value-type="string">
            <text:p>2017-01-06_14-04-13_000.jpg</text:p>
          </table:table-cell>
          <table:table-cell table:style-name="ce2" office:value-type="string">
            <text:p>:PHOTO 面白いもの / @宮前平駅　ホーム / デッサン用 / 杉の木　実が生っている</text:p>
          </table:table-cell>
        </table:table-row>
        <table:table-row table:style-name="ro4">
          <table:table-cell table:style-name="ce1" office:value-type="float" office:value="62">
            <text:p>62</text:p>
          </table:table-cell>
          <table:table-cell table:style-name="ce1" office:value-type="string">
            <text:p>2017-01-06_14-04-02_000.jpg</text:p>
          </table:table-cell>
          <table:table-cell table:style-name="ce2" office:value-type="string">
            <text:p>:PHOTO 面白いもの / @宮前平駅　ホーム / デッサン用 / 杉の木　実が生っている</text:p>
          </table:table-cell>
        </table:table-row>
        <table:table-row table:style-name="ro4">
          <table:table-cell table:style-name="ce1" office:value-type="float" office:value="63">
            <text:p>63</text:p>
          </table:table-cell>
          <table:table-cell table:style-name="ce1" office:value-type="string">
            <text:p>2017-01-06_14-03-56_000.jpg</text:p>
          </table:table-cell>
          <table:table-cell table:style-name="ce2" office:value-type="string">
            <text:p>:PHOTO 面白いもの / @宮前平駅　ホーム / デッサン用 / 杉の木　実が生っている</text:p>
          </table:table-cell>
        </table:table-row>
        <table:table-row table:style-name="ro4">
          <table:table-cell table:style-name="ce1" office:value-type="float" office:value="64">
            <text:p>64</text:p>
          </table:table-cell>
          <table:table-cell table:style-name="ce1" office:value-type="string">
            <text:p>2017-01-06_14-03-52_000.jpg</text:p>
          </table:table-cell>
          <table:table-cell table:style-name="ce2" office:value-type="string">
            <text:p>:PHOTO 面白いもの / @宮前平駅　ホーム / デッサン用 / 杉の木　実が生っている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2017-01-06_13-10-2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2017-01-06_12-11-5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2017-01-06_12-10-4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2017-01-06_12-07-0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2017-01-06_12-04-29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2017-01-06_12-03-3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2017-01-06_12-02-4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2017-01-06_12-00-3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2017-01-06_10-52-2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2017-01-06_10-30-1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2017-01-06_10-22-20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2017-01-06_10-18-2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2017-01-06_10-16-3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2017-01-06_09-54-22_000.jpg</text:p>
          </table:table-cell>
          <table:table-cell table:style-name="ce2" office:value-type="string">
            <text:p>:m 食べた物</text:p>
          </table:table-cell>
        </table:table-row>
        <table:table-row table:style-name="ro1" table:number-rows-repeated="1048496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2017/01/08</text:date>, <text:time>13:2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13:24:54.97</dc:date>
    <dc:creator>岩淵 謙</dc:creator>
    <meta:generator>OpenOffice/4.1.3$Win32 OpenOffice.org_project/413m1$Build-9783</meta:generator>
    <meta:editing-duration>PT39M28S</meta:editing-duration>
    <meta:editing-cycles>28</meta:editing-cycles>
    <meta:document-statistic meta:table-count="1" meta:cell-count="237" meta:object-count="0"/>
  </office:meta>
</office:document-meta>
</file>